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Standard" style:family="paragraph">
      <style:paragraph-properties fo:text-align="end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Standardnípísmoodstavce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family="paragraph">
      <style:text-properties fo:font-weight="bold" style:font-weight-asian="bold"/>
    </style:style>
    <style:style style:name="P13" style:parent-style-name="Standard" style:list-style-name="LFO5" style:family="paragraph"/>
    <style:style style:name="P14" style:parent-style-name="Standard" style:family="paragraph">
      <style:paragraph-properties fo:margin-left="0.2916in">
        <style:tab-stops/>
      </style:paragraph-properties>
    </style:style>
    <style:style style:name="P15" style:parent-style-name="Standard" style:list-style-name="LFO5" style:family="paragraph"/>
    <style:style style:name="T16" style:parent-style-name="Standardnípísmoodstavce" style:family="text">
      <style:text-properties fo:language="cs" fo:country="CZ"/>
    </style:style>
    <style:style style:name="P17" style:parent-style-name="Standard" style:list-style-name="LFO3" style:family="paragraph"/>
    <style:style style:name="P18" style:parent-style-name="Standard" style:list-style-name="LFO3" style:family="paragraph"/>
    <style:style style:name="P19" style:parent-style-name="Standard" style:list-style-name="LFO3" style:family="paragraph"/>
    <style:style style:name="P20" style:parent-style-name="Standard" style:family="paragraph">
      <style:text-properties fo:font-weight="bold" style:font-weight-asian="bold"/>
    </style:style>
    <style:style style:name="P21" style:parent-style-name="Standard" style:family="paragraph">
      <style:text-properties fo:font-weight="bold" style:font-weight-asian="bold"/>
    </style:style>
    <style:style style:name="P22" style:parent-style-name="Standard" style:family="paragraph">
      <style:text-properties fo:font-weight="bold" style:font-weight-asian="bold"/>
    </style:style>
    <style:style style:name="P23" style:parent-style-name="Standard" style:family="paragraph">
      <style:text-properties fo:font-weight="bold" style:font-weight-asian="bold"/>
    </style:style>
    <style:style style:name="P24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Jan Cakl – uco: 466668</text:p>
      <text:p text:style-name="P2">Martin Štefanko – uco: 422697</text:p>
      <text:p text:style-name="P3"/>
      <text:p text:style-name="P4">IS-MU – Analysis patterns propositions</text:p>
      <text:p text:style-name="Standard"/>
      <text:p text:style-name="Standard"/>
      <text:p text:style-name="P5">Party pattern</text:p>
      <text:p text:style-name="Standard">- User + Faculty party – possibly for some use cases, e. g. for shopping rights we would like to avoid students buying equipment<text:s/>in Faculty name, but maybe in representations in events it does not matter which Faculty stuff is included directly</text:p>
      <text:p text:style-name="Standard"/>
      <text:p text:style-name="Standard">- Teacher + Course – option for instance for teachers to act in the course name – sending notifications, setting rules</text:p>
      <text:p text:style-name="Standard"/>
      <text:p text:style-name="Standard">- User can act as a<text:s/>party already, some more detailed divisions are possible: Student + Teacher party, Student + Alumnus party…</text:p>
      <text:p text:style-name="Standard"/>
      <text:p text:style-name="Standard">- Thesis is a party already – in some use cases there is no need to distinguish between bachelor and master theses</text:p>
      <text:p text:style-name="Standard"/>
      <text:p text:style-name="P6">Accountability</text:p>
      <text:p text:style-name="P7"/>
      <text:p text:style-name="Standard"><text:span text:style-name="T8">-<text:s/></text:span>User as party – for different roles within the IS we want to have different types of relationships between the same people, e. g. Student – Teacher: Teacher teaches Student / Student is still studying and teaching at same time</text:p>
      <text:p text:style-name="P9"/>
      <text:p text:style-name="Standard">- User (subsclasses) + Faculty – for different users different relationships with the Faculty – different rights, access, duties for the active Student or Alumnus or Applicant</text:p>
      <text:p text:style-name="P10"/>
      <text:p text:style-name="Standard">- Theses – there can be different types of relationships between theses: e. g. bachelor thesis is referencing some master thesis, master thesis is continuation of some other bachelor / master thesis</text:p>
      <text:p text:style-name="Standard"/>
      <text:p text:style-name="P11">Organization<text:s/>hierarchies</text:p>
      <text:p text:style-name="P12"/>
      <text:p text:style-name="Standard">- Faculty as an organization:</text:p>
      <text:p text:style-name="Standard"/>
      <text:p text:style-name="Standard"><text:s text:c="2"/>* Faculty includes several branches of study. Faculty includes users (Student, Teacher, Alumnus, Aplicant) Each study program has some students, teacher,etc...<text:s/>+ courses.</text:p>
      <text:p text:style-name="Standard"><text:s/></text:p>
      <text:p text:style-name="Standard">- Courses<text:s/>as an organization:</text:p>
      <text:p text:style-name="Standard"/>
      <text:list text:style-name="LFO5" text:continue-numbering="true">
        <text:list-item>
          <text:p text:style-name="P13">The course study materials are available (study<text:s/>documents as child under course).<text:s/></text:p>
        </text:list-item>
      </text:list>
      <text:p text:style-name="P14"/>
      <text:list text:style-name="LFO5" text:continue-numbering="true">
        <text:list-item>
          <text:p text:style-name="P15">The course is incorporated to course catalog (every course has specification -&gt; credits, semester,<text:s/><text:span text:style-name="T16">optional, compulsory</text:span>)</text:p>
        </text:list-item>
      </text:list>
      <text:p text:style-name="Standard"/>
      <text:p text:style-name="Standard">- Theses as an organization:</text:p>
      <text:p text:style-name="Standard"/>
      <text:soft-page-break/>
      <text:list text:style-name="LFO3" text:continue-numbering="true">
        <text:list-item>
          <text:p text:style-name="P17">Theses are classified in various departments (Informatics, Biochemistry, etc..)</text:p>
        </text:list-item>
        <text:list-item>
          <text:p text:style-name="P18">Cooperation with external companies</text:p>
        </text:list-item>
        <text:list-item>
          <text:p text:style-name="P19">Bachelor thesis or Master Thesis</text:p>
        </text:list-item>
      </text:list>
      <text:p text:style-name="Standard"/>
      <text:p text:style-name="Standard"/>
      <text:p text:style-name="P20">Quantity</text:p>
      <text:p text:style-name="Standard"/>
      <text:p text:style-name="Standard">The business center offered courses. Each course has a price. <text:s/>Another unit can be specified length of the course<text:s/>(hours).<text:s/></text:p>
      <text:p text:style-name="Standard"/>
      <text:p text:style-name="Standard">Study fee -it is defined in the money. Study period (time).</text:p>
      <text:p text:style-name="Standard"/>
      <text:p text:style-name="P21">Conversion Ration</text:p>
      <text:p text:style-name="P22"/>
      <text:p text:style-name="Standard">Currency conversion (CZK – EUR - USD) – for courses.</text:p>
      <text:p text:style-name="Standard">Time conversion (day – week – month - year) – for courses, study period</text:p>
      <text:p text:style-name="Standard"/>
      <text:p text:style-name="Standard"/>
      <text:p text:style-name="P23">Compound units</text:p>
      <text:p text:style-name="P24"/>
      <text:p text:style-name="Standard">Merging study statistics (such as number of credits per semester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Source Han Sans CN Regular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Source Han Sans CN Regular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Source Han Sans CN Regular" style:font-name-complex="Lohit Devanaga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Source Han Sans CN Regular" style:font-name-complex="Lohit Devanaga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Source Han Sans CN Regular" style:font-name-complex="Lohit Devanaga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onza</meta:initial-creator>
    <dc:creator>Honza</dc:creator>
    <meta:creation-date>2017-03-07T17:49:00Z</meta:creation-date>
    <dc:date>2017-03-07T17:51:00Z</dc:date>
    <meta:template xlink:href="Normal" xlink:type="simple"/>
    <meta:editing-cycles>4</meta:editing-cycles>
    <meta:editing-duration>PT120S</meta:editing-duration>
    <meta:document-statistic meta:page-count="2" meta:paragraph-count="4" meta:word-count="350" meta:character-count="2414" meta:row-count="17" meta:non-whitespace-character-count="2068"/>
  </office:meta>
</office:document-meta>
</file>